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2cm" style:rel-column-width="41801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88cm" style:rel-column-width="6859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ext:soft-page-break/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55:12.224149964</dc:date>
    <meta:editing-duration>P6DT1H30M55S</meta:editing-duration>
    <meta:editing-cycles>797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7" meta:character-count="3157" meta:non-whitespace-character-count="2929"/>
    <meta:user-defined meta:name="Info 1"/>
    <meta:user-defined meta:name="Info 2"/>
    <meta:user-defined meta:name="Info 3"/>
    <meta:user-defined meta:name="Info 4"/>
  </office:meta>
</office:document-meta>
</file>